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20.044cm" svg:height="11.209cm" svg:x="4.626cm" svg:y="0.106cm">
            <draw:object draw:notify-on-update-of-ranges="Sheet1.A1:Sheet1.A27 Sheet1.A1:Sheet1.A27 Sheet1.B1:Sheet1.B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3">
          <table:table-cell office:value-type="string" calcext:value-type="string">
            <text:p>Capacitance</text:p>
          </table:table-cell>
          <table:table-cell office:value-type="string" calcext:value-type="string">
            <text:p>Volts</text:p>
          </table:table-cell>
        </table:table-row>
        <table:table-row table:style-name="ro3">
          <table:table-cell office:value-type="float" office:value="31.5" calcext:value-type="float">
            <text:p>31.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1.8" calcext:value-type="float">
            <text:p>21.8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8.7" calcext:value-type="float">
            <text:p>18.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6.6" calcext:value-type="float">
            <text:p>16.6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15.3" calcext:value-type="float">
            <text:p>15.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4.4" calcext:value-type="float">
            <text:p>14.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3.7" calcext:value-type="float">
            <text:p>13.7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3.2" calcext:value-type="float">
            <text:p>13.2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2.8" calcext:value-type="float">
            <text:p>12.8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12.4" calcext:value-type="float">
            <text:p>12.4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.3" calcext:value-type="float">
            <text:p>11.3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0.8" calcext:value-type="float">
            <text:p>10.8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float" office:value="10.3" calcext:value-type="float">
            <text:p>10.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9.9" calcext:value-type="float">
            <text:p>9.9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9.6" calcext:value-type="float">
            <text:p>9.6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8.6" calcext:value-type="float">
            <text:p>8.6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8.3" calcext:value-type="float">
            <text:p>8.3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float" office:value="7.8" calcext:value-type="float">
            <text:p>7.8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float" office:value="7.6" calcext:value-type="float">
            <text:p>7.6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float" office:value="7.4" calcext:value-type="float">
            <text:p>7.4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float" office:value="7.25" calcext:value-type="float">
            <text:p>7.25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7.1" calcext:value-type="float">
            <text:p>7.1</text:p>
          </table:table-cell>
          <table:table-cell office:value-type="float" office:value="65" calcext:value-type="float">
            <text:p>65</text:p>
          </table:table-cell>
        </table:table-row>
        <table:table-row table:style-name="ro3">
          <table:table-cell office:value-type="float" office:value="7.05" calcext:value-type="float">
            <text:p>7.05</text:p>
          </table:table-cell>
          <table:table-cell office:value-type="float" office:value="67.5" calcext:value-type="float">
            <text:p>67.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00/00/0000</text:date>, <text:time style:data-style-name="N2" text:time-value="10:54:23.696830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eme </meta:initial-creator>
    <meta:creation-date>2014-02-03T09:43:40</meta:creation-date>
    <dc:date>2014-02-03T10:52:14</dc:date>
    <dc:creator>Graeme </dc:creator>
    <meta:editing-duration>PT1H7M45S</meta:editing-duration>
    <meta:editing-cycles>2</meta:editing-cycles>
    <meta:generator>LibreOffice/4.2.7.2$Linux_x86 LibreOffice_project/420m0$Build-2</meta:generator>
    <meta:document-statistic meta:table-count="3" meta:cell-count="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45cm" svg:height="11.21cm" xlink:href=".." xlink:type="simple" chart:class="chart:scatter" chart:column-mapping="0" chart:style-name="ch1">
        <chart:title svg:x="7.61cm" svg:y="0.36cm" chart:style-name="ch2">
          <text:p>Capacitance vs Voltage</text:p>
        </chart:title>
        <chart:legend chart:legend-position="end" svg:x="17.192cm" svg:y="5.306cm" style:legend-expansion="high" chart:style-name="ch3"/>
        <chart:plot-area chart:style-name="ch4" table:cell-range-address="Sheet1.A1:Sheet1.B27" chart:data-source-has-labels="column" svg:x="1.411cm" svg:y="1.389cm" svg:width="15.382cm" svg:height="8.616cm">
          <chartooo:coordinate-region svg:x="2.033cm" svg:y="1.588cm" svg:width="14.573cm" svg:height="7.77cm"/>
          <chart:axis chart:dimension="x" chart:name="primary-x" chart:style-name="ch5" chartooo:axis-type="auto">
            <chart:title svg:x="7.907cm" svg:y="10.229cm" chart:style-name="ch6">
              <text:p>Capacitance pF</text:p>
            </chart:title>
            <chart:categories table:cell-range-address="Sheet1.A1:Sheet1.A27"/>
            <chart:grid chart:style-name="ch7" chart:class="major"/>
          </chart:axis>
          <chart:axis chart:dimension="y" chart:name="primary-y" chart:style-name="ch5">
            <chart:title svg:x="0.451cm" svg:y="6.098cm" chart:style-name="ch8">
              <text:p>Volts</text:p>
            </chart:title>
            <chart:grid chart:style-name="ch7" chart:class="major"/>
          </chart:axis>
          <chart:series chart:style-name="ch9" chart:values-cell-range-address="Sheet1.B1:Sheet1.B27" chart:class="chart:scatter">
            <chart:domain table:cell-range-address="Sheet1.A1:Sheet1.A27"/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apacitance</text:p>
                <draw:g>
                  <svg:desc>Sheet1.A1:Sheet1.A27</svg:desc>
                </draw:g>
              </table:table-cell>
              <table:table-cell office:value-type="float" office:value="NaN">
                <text:p>NaN</text:p>
                <draw:g>
                  <svg:desc>Sheet1.A1:Sheet1.A27</svg:desc>
                </draw:g>
              </table:table-cell>
              <table:table-cell office:value-type="float" office:value="NaN">
                <text:p>NaN</text:p>
                <draw:g>
                  <svg:desc>Sheet1.B1:Sheet1.B27</svg:desc>
                </draw:g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31.5">
                <text:p>3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21.8">
                <text:p>21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7">
                <text:p>20</text:p>
              </table:table-cell>
              <table:table-cell office:value-type="float" office:value="18.7">
                <text:p>18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.6">
                <text:p>20</text:p>
              </table:table-cell>
              <table:table-cell office:value-type="float" office:value="16.6">
                <text:p>16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.3">
                <text:p>20</text:p>
              </table:table-cell>
              <table:table-cell office:value-type="float" office:value="15.3">
                <text:p>15.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14.4">
                <text:p>14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.7">
                <text:p>10</text:p>
              </table:table-cell>
              <table:table-cell office:value-type="float" office:value="13.7">
                <text:p>13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.2">
                <text:p>10</text:p>
              </table:table-cell>
              <table:table-cell office:value-type="float" office:value="13.2">
                <text:p>13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12.8">
                <text:p>12.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12.4">
                <text:p>12.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11.3">
                <text:p>11.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.8">
                <text:p>10</text:p>
              </table:table-cell>
              <table:table-cell office:value-type="float" office:value="10.8">
                <text:p>10.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10.3">
                <text:p>10.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9.9">
                <text:p>9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9.6">
                <text:p>9.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8.6">
                <text:p>8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8.3">
                <text:p>8.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7.8">
                <text:p>7.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7.6">
                <text:p>7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7.4">
                <text:p>7.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.25">
                <text:p>10</text:p>
              </table:table-cell>
              <table:table-cell office:value-type="float" office:value="7.25">
                <text:p>7.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7.1">
                <text:p>7.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.05">
                <text:p>10</text:p>
              </table:table-cell>
              <table:table-cell office:value-type="float" office:value="7.05">
                <text:p>7.05</text:p>
              </table:table-cell>
              <table:table-cell office:value-type="float" office:value="67.5">
                <text:p>6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